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c004" officeooo:paragraph-rsid="000ac00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d814f" officeooo:paragraph-rsid="000d81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f2786" officeooo:paragraph-rsid="000f278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ac004" officeooo:paragraph-rsid="000ac00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3889" officeooo:paragraph-rsid="000b3889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2917e" officeooo:paragraph-rsid="0012917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56601" officeooo:paragraph-rsid="0015660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92435" officeooo:paragraph-rsid="00192435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aa16d" officeooo:paragraph-rsid="001aa16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c56c2" officeooo:paragraph-rsid="001c56c2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140a2" officeooo:paragraph-rsid="002140a2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normal" officeooo:rsid="0012917e" officeooo:paragraph-rsid="0012917e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normal" officeooo:rsid="000b3889" officeooo:paragraph-rsid="000b388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normal" officeooo:rsid="00134337" officeooo:paragraph-rsid="00134337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8pt" officeooo:rsid="000ac004" officeooo:paragraph-rsid="000ac004" style:font-size-asian="15.75pt" style:font-size-complex="18pt"/>
    </style:style>
    <style:style style:name="P16" style:family="paragraph" style:parent-style-name="Standard" style:list-style-name="L1">
      <style:text-properties fo:font-size="18pt" officeooo:rsid="000ac004" officeooo:paragraph-rsid="000ac004" style:font-size-asian="15.75pt" style:font-size-complex="18pt"/>
    </style:style>
    <style:style style:name="P17" style:family="paragraph" style:parent-style-name="Standard">
      <style:text-properties fo:font-size="18pt" fo:font-weight="bold" officeooo:rsid="000ac004" officeooo:paragraph-rsid="000ac004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814f" style:font-weight-asian="normal" style:font-weight-complex="normal"/>
    </style:style>
    <style:style style:name="T3" style:family="text">
      <style:text-properties fo:font-weight="normal" officeooo:rsid="000f2786" style:font-weight-asian="normal" style:font-weight-complex="normal"/>
    </style:style>
    <style:style style:name="T4" style:family="text">
      <style:text-properties fo:font-weight="normal" officeooo:rsid="000f67d5" style:font-weight-asian="normal" style:font-weight-complex="normal"/>
    </style:style>
    <style:style style:name="T5" style:family="text">
      <style:text-properties officeooo:rsid="00173cbf"/>
    </style:style>
    <style:style style:name="T6" style:family="text">
      <style:text-properties officeooo:rsid="00196ce9"/>
    </style:style>
    <style:style style:name="T7" style:family="text">
      <style:text-properties officeooo:rsid="001aa16d"/>
    </style:style>
    <style:style style:name="T8" style:family="text">
      <style:text-properties officeooo:rsid="001c56c2"/>
    </style:style>
    <style:style style:name="T9" style:family="text">
      <style:text-properties officeooo:rsid="001ea655"/>
    </style:style>
    <style:style style:name="T10" style:family="text">
      <style:text-properties officeooo:rsid="002140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rkChain: Program breakdown</text:p>
      <text:p text:style-name="P15"/>
      <text:list xml:id="list4290925719" text:style-name="L1">
        <text:list-item>
          <text:p text:style-name="P16">Classes</text:p>
        </text:list-item>
        <text:list-item>
          <text:p text:style-name="P16">Data Structures</text:p>
        </text:list-item>
        <text:list-item>
          <text:p text:style-name="P16">Functions</text:p>
        </text:list-item>
        <text:list-item>
          <text:p text:style-name="P16">Further development of features</text:p>
        </text:list-item>
      </text:list>
      <text:p text:style-name="P15"/>
      <text:p text:style-name="P17">Section 1: Classes <text:span text:style-name="T7">&amp; Variables</text:span></text:p>
      <text:p text:style-name="P1"><text:span text:style-name="T2">The </text:span><text:span text:style-name="T1">ArkBlock class is the class of objects which will contain a list of ZKP records, </text:span><text:span text:style-name="T2">hash of current block and hash of previous block. Facilitates the ‘blocks’ in our blockchain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1">The ArkChain class </text:span><text:span text:style-name="T3">will contain the blockchain structure that links together all other programs </text:span><text:span text:style-name="T4">and stores the data. Will contain many blocks and can be searched by the verifier program based on the data identifier.</text:span></text:p>
      <text:p text:style-name="P2"><text:span text:style-name="T3"/></text:p>
      <text:p text:style-name="P3"><text:span text:style-name="T1">The verifier class is a user-facing program that allows users to verify data using the ArkChain.</text:span></text:p>
      <text:p text:style-name="P3"><text:span text:style-name="T1"/></text:p>
      <text:p text:style-name="P3"><text:span text:style-name="T1">The prover class is a user-facing program that allows users to stake a Zero-Knowledge proof on the ArkChain.</text:span></text:p>
      <text:p text:style-name="P17"><text:span text:style-name="T1"/></text:p>
      <text:p text:style-name="P17">Section 2: Data Structures <text:span text:style-name="T10">&amp; Key variables</text:span></text:p>
      <text:p text:style-name="P4">The ZKP records will be their own data structure, these records contain a Timestamp, Data identifier (eg. File Hash), Zero-knowledge Source Proof, OPTIONALLY Source Public Key.</text:p>
      <text:p text:style-name="P4"/>
      <text:p text:style-name="P11">current_block is the most recently finalised block on arkchain.</text:p>
      <text:p text:style-name="P11">next_block is the provident block which is initiated but not finalised.</text:p>
      <text:p text:style-name="P11"/>
      <text:p text:style-name="P4"/>
      <text:p text:style-name="P17">Section 3: Functions</text:p>
      <text:p text:style-name="P12">ArkBlock</text:p>
      <text:p text:style-name="P6">check_zkp_record is a debugging function that will run for every appended zkp_record to ensure that data format is correct. Ensures that incorrectly formatted data is not added to the chain. </text:p>
      <text:p text:style-name="P6"/>
      <text:p text:style-name="P7">add_zkp_record will check that a ZKP contains the correct data types in each field and then appends it to the block’s <text:span text:style-name="T5">record list (‘records’) </text:span></text:p>
      <text:p text:style-name="P7"/>
      <text:p text:style-name="P8"><text:soft-page-break/>set_blockhash will generate a SHA-256 hash of the block <text:span text:style-name="T6">and blockhash to that value.</text:span></text:p>
      <text:p text:style-name="P6"/>
      <text:p text:style-name="P14">ArkChain</text:p>
      <text:p text:style-name="P9">init_block will prepare a <text:span text:style-name="T8">new block to be added.</text:span></text:p>
      <text:p text:style-name="P9"/>
      <text:p text:style-name="P10">process_block will add all (unlimited for now) records from the queue to that block and then finalise the block.</text:p>
      <text:p text:style-name="P10"><text:tab/><text:span text:style-name="T9">finalise_block will set the blockhash, add it to the chain and then update the <text:tab/>current_block.</text:span></text:p>
      <text:p text:style-name="P13"/>
      <text:p text:style-name="P5"/>
      <text:p text:style-name="P17">Section 4: Further development of features</text:p>
      <text:p text:style-name="P5">Featu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1:24:49.050417345</meta:creation-date>
    <dc:date>2023-12-14T16:24:00.107086229</dc:date>
    <meta:editing-duration>PT4H59M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296" meta:character-count="1834" meta:non-whitespace-character-count="1563"/>
  </office:meta>
</office:document-meta>
</file>